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5.75cm" fo:min-width="18.5cm"/>
    </style:style>
    <style:style style:name="gr2" style:family="graphic" style:parent-style-name="standard">
      <style:graphic-properties svg:stroke-color="#000000" draw:fill="solid" draw:fill-color="#50938a" draw:textarea-horizontal-align="justify" draw:textarea-vertical-align="middle" draw:auto-grow-height="false" fo:min-height="8cm" fo:min-width="18.5cm"/>
    </style:style>
    <style:style style:name="gr3" style:family="graphic" style:parent-style-name="standard">
      <style:graphic-properties svg:stroke-color="#000000" draw:fill="solid" draw:fill-color="#08488c" draw:textarea-horizontal-align="justify" draw:textarea-vertical-align="middle" draw:auto-grow-height="false" fo:min-height="5cm" fo:min-width="18.5cm"/>
    </style:style>
    <style:style style:name="gr4" style:family="graphic" style:parent-style-name="standard">
      <style:graphic-properties svg:stroke-color="#000000" draw:fill="solid" draw:fill-color="#800080" draw:textarea-horizontal-align="justify" draw:textarea-vertical-align="middle" draw:auto-grow-height="false" fo:min-height="4.45cm" fo:min-width="18.5cm"/>
    </style:style>
    <style:style style:name="gr5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3.25cm" fo:min-width="2.75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4.5cm" fo:min-width="4.5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3.25cm" fo:min-width="4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1.3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loext:graphic-properties draw:fill="solid" draw:fill-color="#50938a"/>
      <style:paragraph-properties fo:text-align="center"/>
    </style:style>
    <style:style style:name="P3" style:family="paragraph">
      <loext:graphic-properties draw:fill="solid" draw:fill-color="#08488c"/>
      <style:paragraph-properties fo:text-align="center"/>
    </style:style>
    <style:style style:name="P4" style:family="paragraph">
      <loext:graphic-properties draw:fill="solid" draw:fill-color="#800080"/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8.25cm" svg:x="1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9cm" svg:height="5.25cm" svg:x="1cm" svg:y="17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9cm" svg:height="4.7cm" svg:x="1cm" svg:y="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25cm" svg:height="3.5cm" svg:x="9cm" svg:y="2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4.75cm" svg:x="3cm" svg:y="10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4.75cm" svg:x="8.75cm" svg:y="10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4.75cm" svg:x="14.75cm" svg:y="10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4.75cm" svg:x="3.25cm" svg:y="1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4.75cm" svg:x="12.75cm" svg:y="17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cm" svg:height="3.5cm" svg:x="2cm" svg:y="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cm" svg:height="3.5cm" svg:x="7.75cm" svg:y="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cm" svg:height="3.5cm" svg:x="14cm" svg:y="2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475cm" svg:height="0.962cm" svg:x="1.025cm" svg:y="1.75cm">
          <draw:text-box>
            <text:p>Area 1</text:p>
          </draw:text-box>
        </draw:frame>
        <draw:frame draw:style-name="gr8" draw:text-style-name="P7" draw:layer="layout" svg:width="2.475cm" svg:height="0.962cm" svg:x="1.025cm" svg:y="8.25cm">
          <draw:text-box>
            <text:p>Area 2</text:p>
          </draw:text-box>
        </draw:frame>
        <draw:frame draw:style-name="gr8" draw:text-style-name="P7" draw:layer="layout" svg:width="2.475cm" svg:height="0.962cm" svg:x="1cm" svg:y="17.5cm">
          <draw:text-box>
            <text:p>Area 3</text:p>
          </draw:text-box>
        </draw:frame>
        <draw:frame draw:style-name="gr8" draw:text-style-name="P7" draw:layer="layout" svg:width="2.475cm" svg:height="0.962cm" svg:x="1.25cm" svg:y="24cm">
          <draw:text-box>
            <text:p>Area 4</text:p>
          </draw:text-box>
        </draw:frame>
        <draw:frame draw:style-name="gr9" draw:text-style-name="P7" draw:layer="layout" svg:width="1.874cm" svg:height="1cm" svg:x="10.25cm" svg:y="3.25cm">
          <draw:text-box>
            <text:p>img1</text:p>
          </draw:text-box>
        </draw:frame>
        <draw:frame draw:style-name="gr10" draw:text-style-name="P7" draw:layer="layout" svg:width="1.874cm" svg:height="1.462cm" svg:x="5cm" svg:y="12.25cm">
          <draw:text-box>
            <text:p>img1</text:p>
          </draw:text-box>
        </draw:frame>
        <draw:frame draw:style-name="gr11" draw:text-style-name="P7" draw:layer="layout" svg:width="2.5cm" svg:height="3.095cm" svg:x="10.5cm" svg:y="12.5cm">
          <draw:text-box>
            <text:p>img2</text:p>
          </draw:text-box>
        </draw:frame>
        <draw:frame draw:style-name="gr12" draw:text-style-name="P7" draw:layer="layout" svg:width="2.459cm" svg:height="3.383cm" svg:x="16.5cm" svg:y="12.25cm">
          <draw:text-box>
            <text:p>img3</text:p>
          </draw:text-box>
        </draw:frame>
        <draw:frame draw:style-name="gr11" draw:text-style-name="P7" draw:layer="layout" svg:width="2.25cm" svg:height="3.095cm" svg:x="5.25cm" svg:y="19.405cm">
          <draw:text-box>
            <text:p>img1</text:p>
          </draw:text-box>
        </draw:frame>
        <draw:frame draw:style-name="gr11" draw:text-style-name="P7" draw:layer="layout" svg:width="2cm" svg:height="3.095cm" svg:x="15cm" svg:y="19.25cm">
          <draw:text-box>
            <text:p>img2</text:p>
          </draw:text-box>
        </draw:frame>
        <draw:frame draw:style-name="gr13" draw:text-style-name="P7" draw:layer="layout" svg:width="2.25cm" svg:height="3.095cm" svg:x="3.25cm" svg:y="26cm">
          <draw:text-box>
            <text:p>img1</text:p>
          </draw:text-box>
        </draw:frame>
        <draw:frame draw:style-name="gr11" draw:text-style-name="P7" draw:layer="layout" svg:width="2cm" svg:height="3.095cm" svg:x="10cm" svg:y="25.75cm">
          <draw:text-box>
            <text:p>img2</text:p>
          </draw:text-box>
        </draw:frame>
        <draw:frame draw:style-name="gr11" draw:text-style-name="P7" draw:layer="layout" svg:width="2cm" svg:height="3.095cm" svg:x="16cm" svg:y="26cm">
          <draw:text-box>
            <text:p>img3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9-04T22:21:29.166000000</dc:date>
    <meta:editing-duration>PT1H54M24S</meta:editing-duration>
    <meta:editing-cycles>3</meta:editing-cycles>
    <meta:generator>LibreOffice/7.1.4.2$Windows_X86_64 LibreOffice_project/a529a4fab45b75fefc5b6226684193eb000654f6</meta:generator>
    <meta:document-statistic meta:object-count="26"/>
  </office:meta>
</office:document-meta>
</file>